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1" svg:font-family="'Times New Roman'"/>
    <style:font-face style:name="Andale Mono" svg:font-family="'Andale Mono'" style:font-family-generic="modern" style:font-pitch="fixed"/>
    <style:font-face style:name="Droid Sans Mono" svg:font-family="'Droid Sans Mono'" style:font-adornments="Regular" style:font-family-generic="swiss" style:font-pitch="fixed"/>
    <style:font-face style:name="Linux Libertine" svg:font-family="'Linux Libertine'" style:font-pitch="variable"/>
    <style:font-face style:name="Droid Serif" svg:font-family="'Droid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adornments="Regular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ubtitle">
      <style:paragraph-properties fo:margin-top="0cm" fo:margin-bottom="0.21cm"/>
      <style:text-properties style:font-name="Linux Libertine" fo:font-size="15pt" style:font-size-asian="15pt" style:font-size-complex="15pt"/>
    </style:style>
    <style:style style:name="P2" style:family="paragraph" style:parent-style-name="Title">
      <style:text-properties style:font-name="Linux Libertine" fo:font-size="31pt" style:font-size-asian="31pt" style:font-size-complex="31pt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font-weight="bold" style:font-weight-asian="bold" style:font-weight-complex="bold"/>
    </style:style>
    <style:style style:name="P6" style:family="paragraph" style:parent-style-name="Text_20_body" style:list-style-name="L1">
      <style:text-properties fo:font-weight="normal" style:font-weight-asian="normal" style:font-weight-complex="normal"/>
    </style:style>
    <style:style style:name="P7" style:family="paragraph" style:parent-style-name="Text_20_body" style:list-style-name="L2"/>
    <style:style style:name="P8" style:family="paragraph" style:parent-style-name="Text_20_body" style:list-style-name="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Heading_20_1">
      <style:paragraph-properties fo:break-before="page"/>
    </style:style>
    <style:style style:name="P12" style:family="paragraph" style:parent-style-name="Heading_20_3"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72911d" fo:font-style="normal" fo:font-weight="normal"/>
    </style:style>
    <style:style style:name="T5" style:family="text">
      <style:text-properties fo:font-style="normal" fo:font-weight="normal"/>
    </style:style>
    <style:style style:name="T6" style:family="text">
      <style:text-properties fo:font-style="normal" fo:font-weight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5881b6"/>
    </style:style>
    <style:style style:name="T9" style:family="text">
      <style:text-properties fo:color="#5881b6" fo:font-style="normal" fo:font-weight="normal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fo:color="#629e1f"/>
    </style:style>
    <style:style style:name="T12" style:family="text">
      <style:text-properties fo:color="#629e1f" fo:font-weight="normal" style:font-weight-asian="normal" style:font-weight-complex="normal"/>
    </style:style>
    <style:style style:name="T13" style:family="text">
      <style:text-properties fo:color="#629e1f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644a9b"/>
    </style:style>
    <style:style style:name="T16" style:family="text">
      <style:text-properties fo:color="#644a9b" style:font-name="Times New Roman1" fo:font-style="normal" fo:font-weight="normal"/>
    </style:style>
    <style:style style:name="T17" style:family="text">
      <style:text-properties fo:color="#644a9b" fo:font-style="normal" fo:font-weight="normal"/>
    </style:style>
    <style:style style:name="T18" style:family="text">
      <style:text-properties style:font-name="Times New Roman1" fo:font-style="normal" fo:font-weight="bold"/>
    </style:style>
    <style:style style:name="T19" style:family="text">
      <style:text-properties style:font-name="Times New Roman1" fo:font-style="normal" fo:font-weight="normal"/>
    </style:style>
    <style:style style:name="T20" style:family="text">
      <style:text-properties fo:color="#0095ff" style:font-name="Times New Roman1" fo:font-style="normal" fo:font-weight="bold"/>
    </style:style>
    <style:style style:name="T21" style:family="text">
      <style:text-properties fo:color="#0095ff" fo:font-style="normal" fo:font-weight="bold"/>
    </style:style>
    <style:style style:name="T22" style:family="text">
      <style:text-properties fo:color="#b08000" style:font-name="Times New Roman1" fo:font-style="normal" fo:font-weight="normal"/>
    </style:style>
    <style:style style:name="T23" style:family="text">
      <style:text-properties fo:color="#b08000" fo:font-style="normal" fo:font-weight="normal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kalch 0.03 Tutorials</text:p>
      <text:p text:style-name="P1">Nicholas Tung, June 2010</text:p>
      <text:p text:style-name="Text_20_body">Before you get started with the tutorials, please check out the</text:p>
      <text:h text:style-name="Heading_20_1" text:outline-level="1">Hello world</text:h>
      <text:p text:style-name="Text_20_body">To copy Sketch's Hello Word, let's find<draw:frame draw:style-name="fr1" draw:name="Object1" text:anchor-type="as-char" svg:width="0.425cm" svg:height="0.467cm" draw:z-index="0"><draw:object xlink:href="./Object 1" xlink:type="simple" xlink:show="embed" xlink:actuate="onLoad"/><draw:image xlink:href="./ObjectReplacements/Object 1" xlink:type="simple" xlink:show="embed" xlink:actuate="onLoad"/></draw:frame>such that <draw:frame draw:style-name="fr1" draw:name="Object2" text:anchor-type="as-char" svg:width="3.011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ource_20_Code_20_Box"><text:span text:style-name="Source_20_Text"><text:span text:style-name="T1">package</text:span></text:span><text:span text:style-name="Source_20_Text"> angelic.</text:span><text:span text:style-name="Source_20_Text"><text:span text:style-name="T15">simple</text:span></text:span></text:p>
      <text:p text:style-name="Source_20_Code_20_Box"><text:span text:style-name="Source_20_Text"><text:span text:style-name="T1">import</text:span></text:span><text:span text:style-name="Source_20_Text"> skalch.{AngelicSketch, SkalchIgnoreClass}</text:span></text:p>
      <text:p text:style-name="Source_20_Code_20_Box"><text:span text:style-name="Source_20_Text"><text:span text:style-name="T1">import</text:span></text:span><text:span text:style-name="Source_20_Text"> sketch.</text:span><text:span text:style-name="Source_20_Text"><text:span text:style-name="T15">util</text:span></text:span><text:span text:style-name="Source_20_Text">.</text:span><text:span text:style-name="Source_20_Text"><text:span text:style-name="T15">_</text:span></text:span></text:p>
      <text:p text:style-name="Source_20_Code_20_Box"><text:span text:style-name="Source_20_Text"/></text:p>
      <text:p text:style-name="Source_20_Code_20_Box"><text:span text:style-name="Source_20_Text"><text:span text:style-name="T1">class</text:span></text:span><text:span text:style-name="Source_20_Text"> </text:span><text:span text:style-name="Source_20_Text"><text:span text:style-name="T15">MySketch</text:span></text:span><text:span text:style-name="Source_20_Text">() </text:span><text:span text:style-name="Source_20_Text"><text:span text:style-name="T1">extends</text:span></text:span><text:span text:style-name="Source_20_Text"> AngelicSketch {</text:span></text:p>
      <text:p text:style-name="Source_20_Code_20_Box"><text:span text:style-name="Source_20_Text"><text:s text:c="4"/></text:span><text:span text:style-name="Source_20_Text"><text:span text:style-name="T6">type</text:span></text:span><text:span text:style-name="Source_20_Text"><text:span text:style-name="T5"> Int5 = </text:span></text:span><text:span text:style-name="Source_20_Text"><text:span text:style-name="T21">Int</text:span></text:span><text:span text:style-name="Source_20_Text"><text:span text:style-name="T5"> @ </text:span></text:span><text:span text:style-name="Source_20_Text"><text:span text:style-name="T17">Range</text:span></text:span><text:span text:style-name="Source_20_Text"><text:span text:style-name="T5">(-</text:span></text:span><text:span text:style-name="Source_20_Text"><text:span text:style-name="T23">32</text:span></text:span><text:span text:style-name="Source_20_Text"><text:span text:style-name="T5"> to </text:span></text:span><text:span text:style-name="Source_20_Text"><text:span text:style-name="T23">31</text:span></text:span><text:span text:style-name="Source_20_Text"><text:span text:style-name="T5">)</text:span></text:span></text:p>
      <text:p text:style-name="Source_20_Code_20_Box"><text:span text:style-name="Source_20_Text"/></text:p>
      <text:p text:style-name="Source_20_Code_20_Box"><text:span text:style-name="Source_20_Text"><text:span text:style-name="Source_20_Text"><text:s text:c="4"/></text:span></text:span><text:span text:style-name="Source_20_Text"><text:span text:style-name="Source_20_Text"><text:span text:style-name="T6">def</text:span></text:span></text:span><text:span text:style-name="Source_20_Text"><text:span text:style-name="Source_20_Text"><text:span text:style-name="T5"> </text:span></text:span></text:span><text:span text:style-name="Source_20_Text"><text:span text:style-name="Source_20_Text"><text:span text:style-name="T17">main</text:span></text:span></text:span><text:span text:style-name="Source_20_Text"><text:span text:style-name="Source_20_Text"><text:span text:style-name="T5">(x : </text:span></text:span></text:span><text:span text:style-name="Source_20_Text"><text:span text:style-name="T5">Int5</text:span></text:span><text:span text:style-name="Source_20_Text"><text:span text:style-name="Source_20_Text"><text:span text:style-name="T5">) {</text:span></text:span></text:span></text:p>
      <text:p text:style-name="Source_20_Code_20_Box"><text:span text:style-name="Source_20_Text"><text:s text:c="8"/></text:span><text:span text:style-name="Source_20_Text"><text:span text:style-name="T17">assert</text:span></text:span><text:span text:style-name="Source_20_Text"><text:span text:style-name="T5">((?? : Int5) * x == x + x)</text:span></text:span></text:p>
      <text:p text:style-name="Source_20_Code_20_Box"><text:span text:style-name="Source_20_Text"><text:s text:c="4"/></text:span><text:span text:style-name="Source_20_Text"><text:span text:style-name="T5">}</text:span></text:span></text:p>
      <text:p text:style-name="Source_20_Code_20_Box"><text:span text:style-name="Source_20_Text">}</text:span></text:p>
      <text:p text:style-name="Text_20_body"><text:line-break/>Note that Skalch requires the user to specify the range of values integer holes can take 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1" svg:font-family="'Times New Roman'"/>
    <style:font-face style:name="Andale Mono" svg:font-family="'Andale Mono'" style:font-family-generic="modern" style:font-pitch="fixed"/>
    <style:font-face style:name="Droid Sans Mono" svg:font-family="'Droid Sans Mono'" style:font-adornments="Regular" style:font-family-generic="swiss" style:font-pitch="fixed"/>
    <style:font-face style:name="Linux Libertine" svg:font-family="'Linux Libertine'" style:font-pitch="variable"/>
    <style:font-face style:name="Droid Serif" svg:font-family="'Droid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adornments="Regular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Droid Sans" fo:font-size="10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1cm"/>
      <style:text-properties style:font-name="Droid Serif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01cm" style:page-number="auto" fo:padding="0cm" fo:border-left="none" fo:border-right="none" fo:border-top="none" fo:border-bottom="0.018cm solid #999999" style:shadow="none"/>
      <style:text-properties style:font-name="Droid Serif" fo:font-size="20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101cm"/>
      <style:text-properties style:font-name="Droid Serif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cm" fo:margin-bottom="0.101cm"/>
      <style:text-properties style:font-name="Droid Serif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shadow="none">
        <style:tab-stops/>
      </style:paragraph-properties>
      <style:text-properties style:font-name="Droid Sans" fo:font-size="10pt" style:font-name-asian="Andale Mono" style:font-size-asian="10pt" style:font-name-complex="Andale Mono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ource_20_Code_20_Box" style:display-name="Source Code Box" style:family="paragraph" style:master-page-name="">
      <style:paragraph-properties fo:margin-left="2cm" fo:margin-right="2cm" fo:text-indent="0cm" style:auto-text-indent="false" style:page-number="auto" fo:background-color="#e6e6e6" fo:padding="0cm" fo:border="none" style:shadow="none">
        <style:background-image/>
      </style:paragraph-properties>
      <style:text-properties style:font-size-asian="10.5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roid Sans Mono" fo:font-size="9pt" fo:background-color="transparent" style:font-name-asian="Andale Mono" style:font-size-asian="10.5pt" style:font-name-complex="Andale Mono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26T14:59:34</meta:creation-date>
    <meta:editing-duration>PT04H31M34S</meta:editing-duration>
    <meta:editing-cycles>28</meta:editing-cycles>
    <meta:generator>OpenOffice.org/3.1$Unix OpenOffice.org_project/310m21$Build-9319</meta:generator>
    <dc:date>2010-05-28T12:40:47</dc:date>
    <meta:document-statistic meta:table-count="0" meta:image-count="0" meta:object-count="2" meta:page-count="1" meta:paragraph-count="15" meta:word-count="82" meta:character-count="501"/>
    <meta:template xlink:type="simple" xlink:actuate="onRequest" xlink:title="template" xlink:href="../../../../all_documents/2010-01/template.ott" meta:date="2010-05-26T14:59:3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∀</math:mo>
      <math:mi>x</math:mi>
      <math:mi>.</math:mi>
      <math:mrow>
        <math:mrow>
          <math:mi>a</math:mi>
          <math:mo math:stretchy="false">∗</math:mo>
          <math:mi>x</math:mi>
        </math:mrow>
        <math:mo math:stretchy="false">=</math:mo>
        <math:mrow>
          <math:mi>x</math:mi>
          <math:mo math:stretchy="false">+</math:mo>
          <math:mi>x</math:mi>
        </math:mrow>
      </math:mrow>
    </math:mrow>
    <math:annotation math:encoding="StarMath 5.0">forall x . a*x=x + x</math:annotation>
  </math:semantics>
</math:math>
</file>